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b1b6a"/>
    </style:style>
    <style:style style:name="T1" style:family="text">
      <style:text-properties fo:font-weight="bold" style:font-weight-asian="bold" style:font-weight-complex="bold"/>
    </style:style>
    <style:style style:name="T2" style:family="text">
      <style:text-properties officeooo:rsid="001b1b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text:line-break/><text:line-break/>la fondation Blaise Pascal s'apprête à lancer son premier appel à projets dans le cadre de son soutien aux actions de diffusion, médiation, popularisation des mathématiques et de l'informatique. Comme nous aimerions pouvoir donner les réponses avant la fin juillet, le délai de dépôt des projets sera très court, c'est l'objet de ce message.<text:line-break/><text:line-break/>Cet appel sera générique et aura vocation à aider tous types de projet. Il sera lancé officiellement le <text:span text:style-name="T1">22 juin 2017</text:span> et la date pour le <text:span text:style-name="T1">retour des dossiers</text:span> sera probablement le <text:span text:style-name="T1">2 juillet 2017</text:span>. Cependant, le soutien de la fondation ira prioritairement à quatre types d’actions : </text:p>
      <text:p text:style-name="P1">- les actions de sensibilisation à l’informatique et aux mathématiques et à leur rôle au quotidien (grand public, scolaires), </text:p>
      <text:p text:style-name="P1">- <text:span text:style-name="T1">les pédagogies innovantes</text:span> (<text:span text:style-name="T1">ludiques, actives</text:span>, en lien avec les nouvelles technologies), </text:p>
      <text:p text:style-name="P1">- <text:span text:style-name="T1">les actions intensives pour jeunes à fort potentiel</text:span>, </text:p>
      <text:p text:style-name="P1">- et la formation des scientifiques à la médiation en informatique et en mathématiques.<text:line-break/><text:line-break/>Les dépenses éligibles pourront être prises en charge, si le projet est sélectionné, à partir du 22 juin 2017. Elles seront prioritairement <text:span text:style-name="T1">à destination des jeunes scolarisés</text:span> (de la primaire à la licence), du grand public et des professionnels des sciences, en ce qui concerne les actions de formations. Le montant demandé devra être compris <text:span text:style-name="T1">entre 5 000 et 40 000 €</text:span>.<text:line-break/><text:line-break/>La fondation Blaise Pascal sera particulièrement attentive au <text:span text:style-name="T1">contenu scientifique du projet et à la qualité de la médiation, au public visé (nombre de participants, égalité des chances...) et à la qualité des acteurs du projet.</text:span><text:line-break/><text:line-break/>Les dossiers ne devront pas excéder <text:span text:style-name="T1">6 pages A4 en format pdf</text:span>. Ils devront exposer, en termes concis,</text:p>
      <text:p text:style-name="P1">- la nature de l'action à soutenir, </text:p>
      <text:p text:style-name="P1">- son historique éventuel, </text:p>
      <text:p text:style-name="P1">- le public visé, </text:p>
      <text:p text:style-name="P1">- les relations avec les actions existantes, </text:p>
      <text:p text:style-name="P1">- un budget prévisionnel (mentionnant les cofinancements), avec éventuellement un budget consolidé de la dernière action, et </text:p>
      <text:p text:style-name="P1">- le nom de la personne en charge du projet avec ses coordonnées, </text:p>
      <text:p text:style-name="P1">- ainsi que la structure juridique qui portera le projet.</text:p>
      <text:p text:style-name="P1"/>
      <text:p text:style-name="P1">Les projets seront à envoyer seulement par <text:span text:style-name="T1">courrier électronique au président du conseil scientifique de la fondation.</text:span><text:line-break/><text:line-break/>Nous sommes conscients que ce type de délais très courts n'est pas la meilleure manière de fonctionner. Il s'agit d'une période de transition et à l'avenir, nous travaillerons avec un calendrier plus serein.<text:line-break/><text:line-break/>Pour la fondation Blaise Pas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0:00:12.764310694</meta:creation-date>
    <dc:date>2017-06-12T10:04:40.620517400</dc:date>
    <meta:editing-duration>PT4M28S</meta:editing-duration>
    <meta:editing-cycles>1</meta:editing-cycles>
    <meta:document-statistic meta:table-count="0" meta:image-count="0" meta:object-count="0" meta:page-count="1" meta:paragraph-count="13" meta:word-count="390" meta:character-count="2425" meta:non-whitespace-character-count="2031"/>
    <meta:generator>LibreOffice/5.1.6.2$Linux_x86 LibreOffice_project/10m0$Build-2</meta:generator>
  </office:meta>
</office:document-meta>
</file>